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thin solid #000000" fo:background-color="#F2F2F2"/>
      <style:text-properties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2F2F2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AEEF3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AEEF3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F2F2"/>
      <style:text-properties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2pt solid #000000" fo:background-color="#F2F2F2"/>
      <style:text-properties fo:font-weight="bold" style:font-weight-asian="bold" style:font-weight-complex="bold" style:font-family-generic="roman"/>
    </style:style>
    <style:style style:name="ce16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fo:background-color="#F2F2F2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  <style:text-properties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F2F2F2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2F2F2"/>
      <style:text-properties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F2F2"/>
      <style:text-properties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none" fo:background-color="#F2F2F2"/>
      <style:text-properties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 fo:background-color="#F2F2F2"/>
      <style:text-properties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37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start" fo:margin-left="0.353cm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212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43" table:default-cell-style-name="ce1"/>
        <table:table-row table:style-name="ro1">
          <table:table-cell office:value-type="string" table:number-columns-spanned="3" table:number-rows-spanned="2" table:style-name="ce45">
            <text:p>104學年度學生參與競賽、論文出版等成效統計表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48">
            <text:p>單位</text:p>
          </table:table-cell>
          <table:table-cell office:value-type="string" table:number-columns-spanned="5" table:number-rows-spanned="1" table:style-name="ce47">
            <text:p>參與競賽獲獎人次台灣地區</text:p>
          </table:table-cell>
          <table:covered-table-cell table:number-columns-repeated="4"/>
          <table:table-cell office:value-type="string" table:number-columns-spanned="5" table:number-rows-spanned="1" table:style-name="ce47">
            <text:p>參與競賽獲獎人次大陸港澳地區</text:p>
          </table:table-cell>
          <table:covered-table-cell table:number-columns-repeated="4"/>
          <table:table-cell office:value-type="string" table:number-columns-spanned="5" table:number-rows-spanned="1" table:style-name="ce47">
            <text:p>參與競賽獲獎人次其他地區</text:p>
          </table:table-cell>
          <table:covered-table-cell table:number-columns-repeated="4"/>
          <table:table-cell office:value-type="string" table:number-columns-spanned="5" table:number-rows-spanned="1" table:style-name="ce47">
            <text:p>學生論文出版及展演活動篇數</text:p>
          </table:table-cell>
          <table:covered-table-cell table:number-columns-repeated="4"/>
          <table:table-cell office:value-type="string" table:number-columns-spanned="5" table:number-rows-spanned="1" table:style-name="ce47">
            <text:p>學生論文出版及展演活動人次</text:p>
          </table:table-cell>
          <table:covered-table-cell table:number-columns-repeated="4"/>
          <table:table-cell office:value-type="string" table:number-columns-spanned="5" table:number-rows-spanned="1" table:style-name="ce47">
            <text:p>在學學生出席國際會議人次台灣地區</text:p>
          </table:table-cell>
          <table:covered-table-cell table:number-columns-repeated="4"/>
          <table:table-cell office:value-type="string" table:number-columns-spanned="5" table:number-rows-spanned="1" table:style-name="ce47">
            <text:p>在學學生出席國際會議人次大陸港澳地區</text:p>
          </table:table-cell>
          <table:covered-table-cell table:number-columns-repeated="4"/>
          <table:table-cell office:value-type="string" table:number-columns-spanned="5" table:number-rows-spanned="1" table:style-name="ce47">
            <text:p>在學學生出席國際會議人次其他地區</text:p>
          </table:table-cell>
          <table:covered-table-cell table:number-columns-repeated="4"/>
          <table:table-cell table:number-columns-repeated="16343"/>
        </table:table-row>
        <table:table-row table:style-name="ro2">
          <table:covered-table-cell/>
          <table:table-cell office:value-type="string" table:style-name="ce12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1">
            <text:p>總計</text:p>
          </table:table-cell>
          <table:table-cell office:value-type="string" table:style-name="ce24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9">
            <text:p>總計</text:p>
          </table:table-cell>
          <table:table-cell office:value-type="string" table:style-name="ce12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1">
            <text:p>總計</text:p>
          </table:table-cell>
          <table:table-cell office:value-type="string" table:style-name="ce24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9">
            <text:p>總計</text:p>
          </table:table-cell>
          <table:table-cell office:value-type="string" table:style-name="ce12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1">
            <text:p>總計</text:p>
          </table:table-cell>
          <table:table-cell office:value-type="string" table:style-name="ce24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9">
            <text:p>總計</text:p>
          </table:table-cell>
          <table:table-cell office:value-type="string" table:style-name="ce12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1">
            <text:p>總計</text:p>
          </table:table-cell>
          <table:table-cell office:value-type="string" table:style-name="ce24">
            <text:p>博士班</text:p>
          </table:table-cell>
          <table:table-cell office:value-type="string" table:style-name="ce10">
            <text:p>碩士在職專班</text:p>
          </table:table-cell>
          <table:table-cell office:value-type="string" table:style-name="ce10">
            <text:p>碩士班</text:p>
          </table:table-cell>
          <table:table-cell office:value-type="string" table:style-name="ce10">
            <text:p>學士班</text:p>
          </table:table-cell>
          <table:table-cell office:value-type="string" table:style-name="ce11">
            <text:p>總計</text:p>
          </table:table-cell>
          <table:table-cell table:number-columns-repeated="16343"/>
        </table:table-row>
        <table:table-row table:style-name="ro1">
          <table:table-cell office:value-type="string" table:style-name="ce33">
            <text:p>人文社會學院</text:p>
          </table:table-cell>
          <table:table-cell office:value-type="float" office:value="13" table:style-name="ce4">
            <text:p>13</text:p>
          </table:table-cell>
          <table:table-cell table:style-name="ce14"/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29" table:style-name="ce15">
            <text:p>29</text:p>
          </table:table-cell>
          <table:table-cell table:style-name="ce25"/>
          <table:table-cell table:style-name="ce14"/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4" table:style-name="ce20">
            <text:p>4</text:p>
          </table:table-cell>
          <table:table-cell office:value-type="float" office:value="9" table:style-name="ce4">
            <text:p>9</text:p>
          </table:table-cell>
          <table:table-cell table:number-columns-repeated="3" table:style-name="ce14"/>
          <table:table-cell office:value-type="float" office:value="9" table:style-name="ce15">
            <text:p>9</text:p>
          </table:table-cell>
          <table:table-cell office:value-type="float" office:value="4" table:style-name="ce25">
            <text:p>4</text:p>
          </table:table-cell>
          <table:table-cell table:style-name="ce14"/>
          <table:table-cell office:value-type="float" office:value="38" table:style-name="ce14">
            <text:p>38</text:p>
          </table:table-cell>
          <table:table-cell table:style-name="ce14"/>
          <table:table-cell office:value-type="float" office:value="42" table:style-name="ce20">
            <text:p>42</text:p>
          </table:table-cell>
          <table:table-cell office:value-type="float" office:value="4" table:style-name="ce4">
            <text:p>4</text:p>
          </table:table-cell>
          <table:table-cell table:style-name="ce14"/>
          <table:table-cell office:value-type="float" office:value="38" table:style-name="ce14">
            <text:p>38</text:p>
          </table:table-cell>
          <table:table-cell table:style-name="ce14"/>
          <table:table-cell office:value-type="float" office:value="42" table:style-name="ce15">
            <text:p>42</text:p>
          </table:table-cell>
          <table:table-cell office:value-type="float" office:value="1" table:style-name="ce25">
            <text:p>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2" table:style-name="ce20">
            <text:p>2</text:p>
          </table:table-cell>
          <table:table-cell table:style-name="ce4"/>
          <table:table-cell table:number-columns-repeated="3" table:style-name="ce14"/>
          <table:table-cell table:style-name="ce15"/>
          <table:table-cell office:value-type="float" office:value="23" table:style-name="ce25">
            <text:p>23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style-name="ce14"/>
          <table:table-cell office:value-type="float" office:value="28" table:style-name="ce15">
            <text:p>28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外國語文學系</text:p>
          </table:table-cell>
          <table:table-cell table:style-name="ce29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1">
            <text:p>8</text:p>
          </table:table-cell>
          <table:table-cell table:style-name="ce29"/>
          <table:table-cell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3">
            <text:p>8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社會與文化研究所</text:p>
          </table:table-cell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4" table:style-name="ce26">
            <text:p>4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21">
            <text:p>6</text:p>
          </table:table-cell>
          <table:table-cell office:value-type="float" office:value="4" table:style-name="ce29">
            <text:p>4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3">
            <text:p>6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建築研究所</text:p>
          </table:table-cell>
          <table:table-cell table:style-name="ce29"/>
          <table:table-cell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英語教學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1">
            <text:p>1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音樂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21">
            <text:p>4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1">
            <text:p>5</text:p>
          </table:table-cell>
          <table:table-cell table:style-name="ce29"/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3">
            <text:p>5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教育研究所</text:p>
          </table:table-cell>
          <table:table-cell office:value-type="float" office:value="4" table:style-name="ce29">
            <text:p>4</text:p>
          </table:table-cell>
          <table:table-cell table:number-columns-repeated="3"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1">
            <text:p>2</text:p>
          </table:table-cell>
          <table:table-cell table:style-name="ce29"/>
          <table:table-cell table:number-columns-repeated="3" table:style-name="ce2"/>
          <table:table-cell table:style-name="ce3"/>
          <table:table-cell office:value-type="float" office:value="12" table:style-name="ce26">
            <text:p>12</text:p>
          </table:table-cell>
          <table:table-cell table:number-columns-repeated="3" table:style-name="ce2"/>
          <table:table-cell office:value-type="float" office:value="12" table:style-name="ce3">
            <text:p>12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傳播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2" table:style-name="ce21">
            <text:p>22</text:p>
          </table:table-cell>
          <table:table-cell table:style-name="ce29"/>
          <table:table-cell table:style-name="ce2"/>
          <table:table-cell office:value-type="float" office:value="22" table:style-name="ce2">
            <text:p>22</text:p>
          </table:table-cell>
          <table:table-cell table:style-name="ce2"/>
          <table:table-cell office:value-type="float" office:value="22" table:style-name="ce3">
            <text:p>2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應用藝術研究所</text:p>
          </table:table-cell>
          <table:table-cell office:value-type="float" office:value="9" table:style-name="ce29">
            <text:p>9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5" table:style-name="ce3">
            <text:p>15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9" table:style-name="ce29">
            <text:p>9</text:p>
          </table:table-cell>
          <table:table-cell table:number-columns-repeated="3" table:style-name="ce2"/>
          <table:table-cell office:value-type="float" office:value="9" table:style-name="ce3">
            <text:p>9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0" table:style-name="ce26">
            <text:p>10</text:p>
          </table:table-cell>
          <table:table-cell table:number-columns-repeated="3" table:style-name="ce2"/>
          <table:table-cell office:value-type="float" office:value="10" table:style-name="ce3">
            <text:p>10</text:p>
          </table:table-cell>
          <table:table-cell table:number-columns-repeated="16343"/>
        </table:table-row>
        <table:table-row table:style-name="ro1">
          <table:table-cell office:value-type="string" table:style-name="ce35">
            <text:p>工學院</text:p>
          </table:table-cell>
          <table:table-cell office:value-type="float" office:value="4" table:style-name="ce5">
            <text:p>4</text:p>
          </table:table-cell>
          <table:table-cell table:style-name="ce17"/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11" table:style-name="ce18">
            <text:p>11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2" table:style-name="ce18">
            <text:p>2</text:p>
          </table:table-cell>
          <table:table-cell office:value-type="float" office:value="14" table:style-name="ce27">
            <text:p>14</text:p>
          </table:table-cell>
          <table:table-cell table:number-columns-repeated="3" table:style-name="ce17"/>
          <table:table-cell office:value-type="float" office:value="14" table:style-name="ce22">
            <text:p>14</text:p>
          </table:table-cell>
          <table:table-cell office:value-type="float" office:value="14" table:style-name="ce5">
            <text:p>14</text:p>
          </table:table-cell>
          <table:table-cell table:number-columns-repeated="3" table:style-name="ce17"/>
          <table:table-cell office:value-type="float" office:value="14" table:style-name="ce18">
            <text:p>14</text:p>
          </table:table-cell>
          <table:table-cell table:style-name="ce27"/>
          <table:table-cell table:number-columns-repeated="3" table:style-name="ce17"/>
          <table:table-cell table:style-name="ce22"/>
          <table:table-cell office:value-type="float" office:value="1" table:style-name="ce5">
            <text:p>1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office:value-type="float" office:value="28" table:style-name="ce27">
            <text:p>28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table:style-name="ce17"/>
          <table:table-cell office:value-type="float" office:value="38" table:style-name="ce18">
            <text:p>38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加速器光源科技與應用博士學位學程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材料科學與工程學系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3" table:style-name="ce26">
            <text:p>13</text:p>
          </table:table-cell>
          <table:table-cell table:number-columns-repeated="3" table:style-name="ce2"/>
          <table:table-cell office:value-type="float" office:value="13" table:style-name="ce21">
            <text:p>13</text:p>
          </table:table-cell>
          <table:table-cell office:value-type="float" office:value="13" table:style-name="ce29">
            <text:p>13</text:p>
          </table:table-cell>
          <table:table-cell table:number-columns-repeated="3" table:style-name="ce2"/>
          <table:table-cell office:value-type="float" office:value="13" table:style-name="ce3">
            <text:p>13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office:value-type="float" office:value="25" table:style-name="ce26">
            <text:p>25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34" table:style-name="ce3">
            <text:p>34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機械工程學系</text:p>
          </table:table-cell>
          <table:table-cell office:value-type="float" office:value="3" table:style-name="ce29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3">
            <text:p>10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2" table:style-name="ce26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環境工程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number-columns-repeated="3" table:style-name="ce2"/>
          <table:table-cell office:value-type="float" office:value="1" table:style-name="ce21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生物科技學院</text:p>
          </table:table-cell>
          <table:table-cell office:value-type="float" office:value="1" table:style-name="ce5">
            <text:p>1</text:p>
          </table:table-cell>
          <table:table-cell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4" table:style-name="ce18">
            <text:p>4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7" table:style-name="ce17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8" table:style-name="ce27">
            <text:p>8</text:p>
          </table:table-cell>
          <table:table-cell table:number-columns-repeated="3" table:style-name="ce17"/>
          <table:table-cell office:value-type="float" office:value="8" table:style-name="ce22">
            <text:p>8</text:p>
          </table:table-cell>
          <table:table-cell office:value-type="float" office:value="8" table:style-name="ce5">
            <text:p>8</text:p>
          </table:table-cell>
          <table:table-cell table:number-columns-repeated="3" table:style-name="ce17"/>
          <table:table-cell office:value-type="float" office:value="8" table:style-name="ce18">
            <text:p>8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number-columns-repeated="3" table:style-name="ce17"/>
          <table:table-cell table:style-name="ce18"/>
          <table:table-cell office:value-type="float" office:value="7" table:style-name="ce27">
            <text:p>7</text:p>
          </table:table-cell>
          <table:table-cell table:number-columns-repeated="3" table:style-name="ce17"/>
          <table:table-cell office:value-type="float" office:value="7" table:style-name="ce18">
            <text:p>7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6">
            <text:p>分子醫學與生物工程研究所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4" table:style-name="ce2"/>
          <table:table-cell table:number-columns-repeated="16343"/>
        </table:table-row>
        <table:table-row table:style-name="ro1">
          <table:table-cell office:value-type="string" table:style-name="ce36">
            <text:p>生物科技學系</text:p>
          </table:table-cell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8" table:style-name="ce26">
            <text:p>8</text:p>
          </table:table-cell>
          <table:table-cell table:number-columns-repeated="3" table:style-name="ce2"/>
          <table:table-cell office:value-type="float" office:value="8" table:style-name="ce21">
            <text:p>8</text:p>
          </table:table-cell>
          <table:table-cell office:value-type="float" office:value="8" table:style-name="ce29">
            <text:p>8</text:p>
          </table:table-cell>
          <table:table-cell table:number-columns-repeated="3" table:style-name="ce2"/>
          <table:table-cell office:value-type="float" office:value="8" table:style-name="ce3">
            <text:p>8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3" table:style-name="ce26">
            <text:p>3</text:p>
          </table:table-cell>
          <table:table-cell table:number-columns-repeated="3" table:style-name="ce2"/>
          <table:table-cell office:value-type="float" office:value="3" table:style-name="ce2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6">
            <text:p>生物資訊及系統生物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4" table:style-name="ce26">
            <text:p>4</text:p>
          </table:table-cell>
          <table:table-cell table:number-columns-repeated="3" table:style-name="ce2"/>
          <table:table-cell office:value-type="float" office:value="4" table:style-name="ce2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35">
            <text:p>光電學院<text:s/></text:p>
          </table:table-cell>
          <table:table-cell office:value-type="float" office:value="3" table:style-name="ce5">
            <text:p>3</text:p>
          </table:table-cell>
          <table:table-cell table:style-name="ce17"/>
          <table:table-cell office:value-type="float" office:value="12" table:style-name="ce17">
            <text:p>12</text:p>
          </table:table-cell>
          <table:table-cell table:style-name="ce17"/>
          <table:table-cell office:value-type="float" office:value="15" table:style-name="ce18">
            <text:p>15</text:p>
          </table:table-cell>
          <table:table-cell table:style-name="ce27"/>
          <table:table-cell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3" table:style-name="ce22">
            <text:p>3</text:p>
          </table:table-cell>
          <table:table-cell office:value-type="float" office:value="2" table:style-name="ce5">
            <text:p>2</text:p>
          </table:table-cell>
          <table:table-cell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float" office:value="7" table:style-name="ce27">
            <text:p>7</text:p>
          </table:table-cell>
          <table:table-cell office:value-type="float" office:value="1" table:style-name="ce17">
            <text:p>1</text:p>
          </table:table-cell>
          <table:table-cell office:value-type="float" office:value="17" table:style-name="ce17">
            <text:p>17</text:p>
          </table:table-cell>
          <table:table-cell table:style-name="ce17"/>
          <table:table-cell office:value-type="float" office:value="25" table:style-name="ce22">
            <text:p>25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17">
            <text:p>1</text:p>
          </table:table-cell>
          <table:table-cell office:value-type="float" office:value="17" table:style-name="ce17">
            <text:p>17</text:p>
          </table:table-cell>
          <table:table-cell table:style-name="ce17"/>
          <table:table-cell office:value-type="float" office:value="28" table:style-name="ce18">
            <text:p>28</text:p>
          </table:table-cell>
          <table:table-cell table:style-name="ce27"/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2" table:style-name="ce22">
            <text:p>2</text:p>
          </table:table-cell>
          <table:table-cell office:value-type="float" office:value="1" table:style-name="ce5">
            <text:p>1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3" table:style-name="ce18">
            <text:p>3</text:p>
          </table:table-cell>
          <table:table-cell office:value-type="float" office:value="6" table:style-name="ce27">
            <text:p>6</text:p>
          </table:table-cell>
          <table:table-cell table:style-name="ce17"/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11" table:style-name="ce18">
            <text:p>11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光電系統研究所</text:p>
          </table:table-cell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1">
            <text:p>9</text:p>
          </table:table-cell>
          <table:table-cell table:style-name="ce29"/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3">
            <text:p>9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光電系統博士學位學程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光電科技碩士在職專班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1">
            <text:p>1</text:p>
          </table:table-cell>
          <table:table-cell table:style-name="ce29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照明與能源光電研究所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1">
            <text:p>1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1">
            <text:p>2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3">
            <text:p>5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照明與能源光電博士學位學程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影像與生醫光電研究所</text:p>
          </table:table-cell>
          <table:table-cell table:style-name="ce29"/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3">
            <text:p>9</text:p>
          </table:table-cell>
          <table:table-cell table:style-name="ce26"/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1">
            <text:p>3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1">
            <text:p>7</text:p>
          </table:table-cell>
          <table:table-cell table:style-name="ce29"/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3">
            <text:p>7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影像與生醫光電博士學位學程</text:p>
          </table:table-cell>
          <table:table-cell office:value-type="float" office:value="3" table:style-name="ce29">
            <text:p>3</text:p>
          </table:table-cell>
          <table:table-cell table:number-columns-repeated="3" table:style-name="ce2"/>
          <table:table-cell office:value-type="float" office:value="3" table:style-name="ce3">
            <text:p>3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float" office:value="7" table:style-name="ce26">
            <text:p>7</text:p>
          </table:table-cell>
          <table:table-cell table:number-columns-repeated="3" table:style-name="ce2"/>
          <table:table-cell office:value-type="float" office:value="7" table:style-name="ce21">
            <text:p>7</text:p>
          </table:table-cell>
          <table:table-cell office:value-type="float" office:value="10" table:style-name="ce29">
            <text:p>10</text:p>
          </table:table-cell>
          <table:table-cell table:number-columns-repeated="3" table:style-name="ce2"/>
          <table:table-cell office:value-type="float" office:value="10" table:style-name="ce3">
            <text:p>10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3" table:style-name="ce26">
            <text:p>3</text:p>
          </table:table-cell>
          <table:table-cell table:number-columns-repeated="3"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5">
            <text:p>客家文化學院</text:p>
          </table:table-cell>
          <table:table-cell table:style-name="ce5"/>
          <table:table-cell table:number-columns-repeated="2" table:style-name="ce17"/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number-columns-repeated="3" table:style-name="ce17"/>
          <table:table-cell table:style-name="ce18"/>
          <table:table-cell table:style-name="ce27"/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2" table:style-name="ce22">
            <text:p>2</text:p>
          </table:table-cell>
          <table:table-cell table:style-name="ce5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4" table:style-name="ce18">
            <text:p>4</text:p>
          </table:table-cell>
          <table:table-cell table:style-name="ce27"/>
          <table:table-cell office:value-type="float" office:value="12" table:style-name="ce17">
            <text:p>12</text:p>
          </table:table-cell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14" table:style-name="ce22">
            <text:p>14</text:p>
          </table:table-cell>
          <table:table-cell table:style-name="ce5"/>
          <table:table-cell table:number-columns-repeated="3" table:style-name="ce17"/>
          <table:table-cell table:style-name="ce18"/>
          <table:table-cell table:style-name="ce27"/>
          <table:table-cell table:number-columns-repeated="3" table:style-name="ce17"/>
          <table:table-cell table:style-name="ce18"/>
          <table:table-cell table:number-columns-repeated="16343" table:style-name="ce16"/>
        </table:table-row>
        <table:table-row table:style-name="ro1">
          <table:table-cell office:value-type="string" table:style-name="ce34">
            <text:p>人文社會學系</text:p>
          </table:table-cell>
          <table:table-cell table:style-name="ce29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1">
            <text:p>2</text:p>
          </table:table-cell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1">
            <text:p>2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客家社會與文化碩士在職專班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3">
            <text:p>2</text:p>
          </table:table-cell>
          <table:table-cell table:style-name="ce26"/>
          <table:table-cell office:value-type="float" office:value="12" table:style-name="ce2">
            <text:p>12</text:p>
          </table:table-cell>
          <table:table-cell table:number-columns-repeated="2" table:style-name="ce2"/>
          <table:table-cell office:value-type="float" office:value="12" table:style-name="ce21">
            <text:p>12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科技法律學院</text:p>
          </table:table-cell>
          <table:table-cell office:value-type="float" office:value="1" table:style-name="ce5">
            <text:p>1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8">
            <text:p>2</text:p>
          </table:table-cell>
          <table:table-cell table:style-name="ce27"/>
          <table:table-cell table:style-name="ce17"/>
          <table:table-cell office:value-type="float" office:value="6" table:style-name="ce17">
            <text:p>6</text:p>
          </table:table-cell>
          <table:table-cell table:style-name="ce17"/>
          <table:table-cell office:value-type="float" office:value="6" table:style-name="ce22">
            <text:p>6</text:p>
          </table:table-cell>
          <table:table-cell table:style-name="ce5"/>
          <table:table-cell table:style-name="ce17"/>
          <table:table-cell office:value-type="float" office:value="7" table:style-name="ce17">
            <text:p>7</text:p>
          </table:table-cell>
          <table:table-cell table:style-name="ce17"/>
          <table:table-cell office:value-type="float" office:value="7" table:style-name="ce18">
            <text:p>7</text:p>
          </table:table-cell>
          <table:table-cell office:value-type="float" office:value="1" table:style-name="ce27">
            <text:p>1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22">
            <text:p>2</text:p>
          </table:table-cell>
          <table:table-cell office:value-type="float" office:value="1" table:style-name="ce5">
            <text:p>1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" table:style-name="ce18">
            <text:p>2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number-columns-repeated="3" table:style-name="ce17"/>
          <table:table-cell table:style-name="ce18"/>
          <table:table-cell table:style-name="ce27"/>
          <table:table-cell table:number-columns-repeated="3" table:style-name="ce17"/>
          <table:table-cell table:style-name="ce18"/>
          <table:table-cell table:number-columns-repeated="16343" table:style-name="ce16"/>
        </table:table-row>
        <table:table-row table:style-name="ro1">
          <table:table-cell office:value-type="string" table:style-name="ce34">
            <text:p>科技法律研究所</text:p>
          </table:table-cell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6" table:style-name="ce21">
            <text:p>6</text:p>
          </table:table-cell>
          <table:table-cell table:style-name="ce29"/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3">
            <text:p>7</text:p>
          </table:table-cell>
          <table:table-cell office:value-type="float" office:value="1" table:style-name="ce26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1">
            <text:p>2</text:p>
          </table:table-cell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理學院</text:p>
          </table:table-cell>
          <table:table-cell office:value-type="float" office:value="15" table:style-name="ce5">
            <text:p>15</text:p>
          </table:table-cell>
          <table:table-cell table:style-name="ce17"/>
          <table:table-cell office:value-type="float" office:value="15" table:style-name="ce17">
            <text:p>15</text:p>
          </table:table-cell>
          <table:table-cell table:style-name="ce17"/>
          <table:table-cell office:value-type="float" office:value="30" table:style-name="ce18">
            <text:p>30</text:p>
          </table:table-cell>
          <table:table-cell table:style-name="ce27"/>
          <table:table-cell table:number-columns-repeated="3" table:style-name="ce17"/>
          <table:table-cell table:style-name="ce22"/>
          <table:table-cell table:style-name="ce5"/>
          <table:table-cell table:number-columns-repeated="3" table:style-name="ce17"/>
          <table:table-cell table:style-name="ce18"/>
          <table:table-cell office:value-type="float" office:value="15" table:style-name="ce27">
            <text:p>15</text:p>
          </table:table-cell>
          <table:table-cell table:style-name="ce17"/>
          <table:table-cell office:value-type="float" office:value="7" table:style-name="ce17">
            <text:p>7</text:p>
          </table:table-cell>
          <table:table-cell office:value-type="float" office:value="1" table:style-name="ce17">
            <text:p>1</text:p>
          </table:table-cell>
          <table:table-cell office:value-type="float" office:value="23" table:style-name="ce22">
            <text:p>23</text:p>
          </table:table-cell>
          <table:table-cell office:value-type="float" office:value="15" table:style-name="ce5">
            <text:p>15</text:p>
          </table:table-cell>
          <table:table-cell table:style-name="ce17"/>
          <table:table-cell office:value-type="float" office:value="7" table:style-name="ce17">
            <text:p>7</text:p>
          </table:table-cell>
          <table:table-cell office:value-type="float" office:value="1" table:style-name="ce17">
            <text:p>1</text:p>
          </table:table-cell>
          <table:table-cell office:value-type="float" office:value="23" table:style-name="ce18">
            <text:p>23</text:p>
          </table:table-cell>
          <table:table-cell office:value-type="float" office:value="4" table:style-name="ce27">
            <text:p>4</text:p>
          </table:table-cell>
          <table:table-cell table:number-columns-repeated="3" table:style-name="ce17"/>
          <table:table-cell office:value-type="float" office:value="4" table:style-name="ce22">
            <text:p>4</text:p>
          </table:table-cell>
          <table:table-cell office:value-type="float" office:value="2" table:style-name="ce5">
            <text:p>2</text:p>
          </table:table-cell>
          <table:table-cell table:number-columns-repeated="3" table:style-name="ce17"/>
          <table:table-cell office:value-type="float" office:value="2" table:style-name="ce18">
            <text:p>2</text:p>
          </table:table-cell>
          <table:table-cell office:value-type="float" office:value="16" table:style-name="ce27">
            <text:p>16</text:p>
          </table:table-cell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17" table:style-name="ce18">
            <text:p>17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永續化學科技國際研究生博士學位學程</text:p>
          </table:table-cell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0" table:style-name="ce26">
            <text:p>0</text:p>
          </table:table-cell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物理研究所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3" table:style-name="ce26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4" table:style-name="ce21">
            <text:p>4</text:p>
          </table:table-cell>
          <table:table-cell office:value-type="float" office:value="3" table:style-name="ce29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3" table:style-name="ce26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統計學研究所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2" table:style-name="ce26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子物理學系</text:p>
          </table:table-cell>
          <table:table-cell office:value-type="float" office:value="6" table:style-name="ce29">
            <text:p>6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13" table:style-name="ce3">
            <text:p>13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6" table:style-name="ce26">
            <text:p>6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8" table:style-name="ce21">
            <text:p>8</text:p>
          </table:table-cell>
          <table:table-cell office:value-type="float" office:value="6" table:style-name="ce29">
            <text:p>6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"/>
          <table:table-cell office:value-type="float" office:value="2" table:style-name="ce21">
            <text:p>2</text:p>
          </table:table-cell>
          <table:table-cell table:style-name="ce29"/>
          <table:table-cell table:number-columns-repeated="3" table:style-name="ce2"/>
          <table:table-cell table:style-name="ce3"/>
          <table:table-cell office:value-type="float" office:value="3" table:style-name="ce26">
            <text:p>3</text:p>
          </table:table-cell>
          <table:table-cell table:number-columns-repeated="3" table:style-name="ce2"/>
          <table:table-cell office:value-type="float" office:value="3" table:style-name="ce3">
            <text:p>3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應用化學系</text:p>
          </table:table-cell>
          <table:table-cell office:value-type="float" office:value="4" table:style-name="ce29">
            <text:p>4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3">
            <text:p>6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6" table:style-name="ce26">
            <text:p>6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1">
            <text:p>11</text:p>
          </table:table-cell>
          <table:table-cell office:value-type="float" office:value="6" table:style-name="ce29">
            <text:p>6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"/>
          <table:table-cell office:value-type="float" office:value="2" table:style-name="ce21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float" office:value="8" table:style-name="ce26">
            <text:p>8</text:p>
          </table:table-cell>
          <table:table-cell table:number-columns-repeated="3" table:style-name="ce2"/>
          <table:table-cell office:value-type="float" office:value="8" table:style-name="ce3">
            <text:p>8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應用數學系</text:p>
          </table:table-cell>
          <table:table-cell office:value-type="float" office:value="3" table:style-name="ce29">
            <text:p>3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7" table:style-name="ce3">
            <text:p>7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資訊學院</text:p>
          </table:table-cell>
          <table:table-cell office:value-type="float" office:value="2" table:style-name="ce5">
            <text:p>2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0" table:style-name="ce17">
            <text:p>30</text:p>
          </table:table-cell>
          <table:table-cell office:value-type="float" office:value="66" table:style-name="ce18">
            <text:p>66</text:p>
          </table:table-cell>
          <table:table-cell table:style-name="ce27"/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1" table:style-name="ce22">
            <text:p>1</text:p>
          </table:table-cell>
          <table:table-cell office:value-type="float" office:value="8" table:style-name="ce5">
            <text:p>8</text:p>
          </table:table-cell>
          <table:table-cell table:style-name="ce17"/>
          <table:table-cell office:value-type="float" office:value="7" table:style-name="ce17">
            <text:p>7</text:p>
          </table:table-cell>
          <table:table-cell table:style-name="ce17"/>
          <table:table-cell office:value-type="float" office:value="15" table:style-name="ce18">
            <text:p>15</text:p>
          </table:table-cell>
          <table:table-cell office:value-type="float" office:value="15" table:style-name="ce27">
            <text:p>15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table:style-name="ce17"/>
          <table:table-cell office:value-type="float" office:value="25" table:style-name="ce22">
            <text:p>25</text:p>
          </table:table-cell>
          <table:table-cell office:value-type="float" office:value="15" table:style-name="ce5">
            <text:p>15</text:p>
          </table:table-cell>
          <table:table-cell table:style-name="ce17"/>
          <table:table-cell office:value-type="float" office:value="13" table:style-name="ce17">
            <text:p>13</text:p>
          </table:table-cell>
          <table:table-cell table:style-name="ce17"/>
          <table:table-cell office:value-type="float" office:value="28" table:style-name="ce18">
            <text:p>28</text:p>
          </table:table-cell>
          <table:table-cell office:value-type="float" office:value="16" table:style-name="ce27">
            <text:p>16</text:p>
          </table:table-cell>
          <table:table-cell table:style-name="ce17"/>
          <table:table-cell office:value-type="float" office:value="20" table:style-name="ce17">
            <text:p>20</text:p>
          </table:table-cell>
          <table:table-cell table:style-name="ce17"/>
          <table:table-cell office:value-type="float" office:value="36" table:style-name="ce22">
            <text:p>36</text:p>
          </table:table-cell>
          <table:table-cell table:style-name="ce5"/>
          <table:table-cell table:number-columns-repeated="3" table:style-name="ce17"/>
          <table:table-cell table:style-name="ce18"/>
          <table:table-cell office:value-type="float" office:value="12" table:style-name="ce27">
            <text:p>12</text:p>
          </table:table-cell>
          <table:table-cell table:style-name="ce17"/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16" table:style-name="ce18">
            <text:p>16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多媒體工程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資訊工程學系</text:p>
          </table:table-cell>
          <table:table-cell table:style-name="ce29"/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30" table:style-name="ce3">
            <text:p>30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資訊科學與工程研究所</text:p>
          </table:table-cell>
          <table:table-cell office:value-type="float" office:value="2" table:style-name="ce29">
            <text:p>2</text:p>
          </table:table-cell>
          <table:table-cell table:style-name="ce2"/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28" table:style-name="ce3">
            <text:p>28</text:p>
          </table:table-cell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1">
            <text:p>1</text:p>
          </table:table-cell>
          <table:table-cell office:value-type="float" office:value="8" table:style-name="ce29">
            <text:p>8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3" table:style-name="ce3">
            <text:p>13</text:p>
          </table:table-cell>
          <table:table-cell office:value-type="float" office:value="15" table:style-name="ce26">
            <text:p>15</text:p>
          </table:table-cell>
          <table:table-cell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25" table:style-name="ce21">
            <text:p>25</text:p>
          </table:table-cell>
          <table:table-cell office:value-type="float" office:value="15" table:style-name="ce29">
            <text:p>15</text:p>
          </table:table-cell>
          <table:table-cell table:style-name="ce2"/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28" table:style-name="ce3">
            <text:p>28</text:p>
          </table:table-cell>
          <table:table-cell office:value-type="float" office:value="16" table:style-name="ce26">
            <text:p>16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36" table:style-name="ce21">
            <text:p>36</text:p>
          </table:table-cell>
          <table:table-cell table:style-name="ce29"/>
          <table:table-cell table:number-columns-repeated="3" table:style-name="ce2"/>
          <table:table-cell table:style-name="ce3"/>
          <table:table-cell office:value-type="float" office:value="12" table:style-name="ce26">
            <text:p>1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6" table:style-name="ce3">
            <text:p>16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網路工程研究所</text:p>
          </table:table-cell>
          <table:table-cell table:style-name="ce29"/>
          <table:table-cell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3">
            <text:p>8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電機學院</text:p>
          </table:table-cell>
          <table:table-cell office:value-type="float" office:value="17" table:style-name="ce5">
            <text:p>17</text:p>
          </table:table-cell>
          <table:table-cell table:style-name="ce17"/>
          <table:table-cell office:value-type="float" office:value="43" table:style-name="ce17">
            <text:p>43</text:p>
          </table:table-cell>
          <table:table-cell office:value-type="float" office:value="19" table:style-name="ce17">
            <text:p>19</text:p>
          </table:table-cell>
          <table:table-cell office:value-type="float" office:value="79" table:style-name="ce18">
            <text:p>79</text:p>
          </table:table-cell>
          <table:table-cell table:style-name="ce27"/>
          <table:table-cell table:style-name="ce17"/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1" table:style-name="ce22">
            <text:p>1</text:p>
          </table:table-cell>
          <table:table-cell office:value-type="float" office:value="11" table:style-name="ce5">
            <text:p>11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float" office:value="1" table:style-name="ce17">
            <text:p>1</text:p>
          </table:table-cell>
          <table:table-cell office:value-type="float" office:value="18" table:style-name="ce18">
            <text:p>18</text:p>
          </table:table-cell>
          <table:table-cell office:value-type="float" office:value="100" table:style-name="ce27">
            <text:p>100</text:p>
          </table:table-cell>
          <table:table-cell table:style-name="ce17"/>
          <table:table-cell office:value-type="float" office:value="22" table:style-name="ce17">
            <text:p>22</text:p>
          </table:table-cell>
          <table:table-cell office:value-type="float" office:value="1" table:style-name="ce17">
            <text:p>1</text:p>
          </table:table-cell>
          <table:table-cell office:value-type="float" office:value="123" table:style-name="ce22">
            <text:p>123</text:p>
          </table:table-cell>
          <table:table-cell office:value-type="float" office:value="121" table:style-name="ce5">
            <text:p>121</text:p>
          </table:table-cell>
          <table:table-cell table:style-name="ce17"/>
          <table:table-cell office:value-type="float" office:value="64" table:style-name="ce17">
            <text:p>64</text:p>
          </table:table-cell>
          <table:table-cell office:value-type="float" office:value="1" table:style-name="ce17">
            <text:p>1</text:p>
          </table:table-cell>
          <table:table-cell office:value-type="float" office:value="186" table:style-name="ce18">
            <text:p>186</text:p>
          </table:table-cell>
          <table:table-cell office:value-type="float" office:value="3" table:style-name="ce27">
            <text:p>3</text:p>
          </table:table-cell>
          <table:table-cell table:style-name="ce17"/>
          <table:table-cell office:value-type="float" office:value="7" table:style-name="ce17">
            <text:p>7</text:p>
          </table:table-cell>
          <table:table-cell table:style-name="ce17"/>
          <table:table-cell office:value-type="float" office:value="10" table:style-name="ce22">
            <text:p>10</text:p>
          </table:table-cell>
          <table:table-cell office:value-type="float" office:value="1" table:style-name="ce5">
            <text:p>1</text:p>
          </table:table-cell>
          <table:table-cell table:style-name="ce17"/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3" table:style-name="ce18">
            <text:p>3</text:p>
          </table:table-cell>
          <table:table-cell office:value-type="float" office:value="46" table:style-name="ce27">
            <text:p>46</text:p>
          </table:table-cell>
          <table:table-cell table:style-name="ce17"/>
          <table:table-cell office:value-type="float" office:value="13" table:style-name="ce17">
            <text:p>13</text:p>
          </table:table-cell>
          <table:table-cell table:style-name="ce17"/>
          <table:table-cell office:value-type="float" office:value="59" table:style-name="ce18">
            <text:p>59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生醫工程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光電工程學系</text:p>
          </table:table-cell>
          <table:table-cell office:value-type="float" office:value="9" table:style-name="ce29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18" table:style-name="ce3">
            <text:p>18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float" office:value="77" table:style-name="ce26">
            <text:p>77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1">
            <text:p>87</text:p>
          </table:table-cell>
          <table:table-cell office:value-type="float" office:value="94" table:style-name="ce29">
            <text:p>94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140" table:style-name="ce3">
            <text:p>140</text:p>
          </table:table-cell>
          <table:table-cell office:value-type="float" office:value="3" table:style-name="ce26">
            <text:p>3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9" table:style-name="ce21">
            <text:p>9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office:value-type="float" office:value="18" table:style-name="ce26">
            <text:p>18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23" table:style-name="ce3">
            <text:p>23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子工程學系</text:p>
          </table:table-cell>
          <table:table-cell table:style-name="ce29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電子研究所</text:p>
          </table:table-cell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20" table:style-name="ce3">
            <text:p>20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3" table:style-name="ce29">
            <text:p>3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4" table:style-name="ce26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5" table:style-name="ce21">
            <text:p>5</text:p>
          </table:table-cell>
          <table:table-cell office:value-type="float" office:value="4" table:style-name="ce29">
            <text:p>4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3">
            <text:p>6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9" table:style-name="ce26">
            <text:p>19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1" table:style-name="ce3">
            <text:p>2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信工程研究所</text:p>
          </table:table-cell>
          <table:table-cell office:value-type="float" office:value="2" table:style-name="ce29">
            <text:p>2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10" table:style-name="ce3">
            <text:p>10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4" table:style-name="ce29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4" table:style-name="ce26">
            <text:p>4</text:p>
          </table:table-cell>
          <table:table-cell table:number-columns-repeated="3" table:style-name="ce2"/>
          <table:table-cell office:value-type="float" office:value="4" table:style-name="ce21">
            <text:p>4</text:p>
          </table:table-cell>
          <table:table-cell office:value-type="float" office:value="4" table:style-name="ce29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float" office:value="6" table:style-name="ce26">
            <text:p>6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9" table:style-name="ce3">
            <text:p>9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控工程研究所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5" table:style-name="ce26">
            <text:p>1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22" table:style-name="ce21">
            <text:p>22</text:p>
          </table:table-cell>
          <table:table-cell office:value-type="float" office:value="19" table:style-name="ce29">
            <text:p>19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26" table:style-name="ce3">
            <text:p>26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機工程學系</text:p>
          </table:table-cell>
          <table:table-cell office:value-type="float" office:value="5" table:style-name="ce29">
            <text:p>5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3">
            <text:p>19</text:p>
          </table:table-cell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1">
            <text:p>1</text:p>
          </table:table-cell>
          <table:table-cell office:value-type="float" office:value="2" table:style-name="ce29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2" table:style-name="ce26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電機資訊國際碩士學位學程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1">
            <text:p>2</text:p>
          </table:table-cell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1">
            <text:p>1</text:p>
          </table:table-cell>
          <table:table-cell table:style-name="ce29"/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電機資訊學士班</text:p>
          </table:table-cell>
          <table:table-cell table:style-name="ce29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顯示科技研究所</text:p>
          </table:table-cell>
          <table:table-cell table:style-name="ce29"/>
          <table:table-cell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1">
            <text:p>3</text:p>
          </table:table-cell>
          <table:table-cell table:style-name="ce29"/>
          <table:table-cell table:style-name="ce2"/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3">
            <text:p>8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5">
            <text:p>管理學院</text:p>
          </table:table-cell>
          <table:table-cell office:value-type="float" office:value="3" table:style-name="ce5">
            <text:p>3</text:p>
          </table:table-cell>
          <table:table-cell office:value-type="float" office:value="31" table:style-name="ce17">
            <text:p>31</text:p>
          </table:table-cell>
          <table:table-cell office:value-type="float" office:value="16" table:style-name="ce17">
            <text:p>16</text:p>
          </table:table-cell>
          <table:table-cell office:value-type="float" office:value="18" table:style-name="ce17">
            <text:p>18</text:p>
          </table:table-cell>
          <table:table-cell office:value-type="float" office:value="68" table:style-name="ce18">
            <text:p>68</text:p>
          </table:table-cell>
          <table:table-cell table:style-name="ce27"/>
          <table:table-cell table:style-name="ce17"/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3" table:style-name="ce22">
            <text:p>3</text:p>
          </table:table-cell>
          <table:table-cell table:style-name="ce5"/>
          <table:table-cell table:style-name="ce17"/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float" office:value="7" table:style-name="ce27">
            <text:p>7</text:p>
          </table:table-cell>
          <table:table-cell office:value-type="float" office:value="4" table:style-name="ce17">
            <text:p>4</text:p>
          </table:table-cell>
          <table:table-cell table:number-columns-repeated="2" table:style-name="ce17"/>
          <table:table-cell office:value-type="float" office:value="11" table:style-name="ce22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17">
            <text:p>4</text:p>
          </table:table-cell>
          <table:table-cell table:number-columns-repeated="2" table:style-name="ce17"/>
          <table:table-cell office:value-type="float" office:value="11" table:style-name="ce18">
            <text:p>11</text:p>
          </table:table-cell>
          <table:table-cell table:style-name="ce27"/>
          <table:table-cell table:number-columns-repeated="3" table:style-name="ce17"/>
          <table:table-cell table:style-name="ce22"/>
          <table:table-cell office:value-type="float" office:value="4" table:style-name="ce5">
            <text:p>4</text:p>
          </table:table-cell>
          <table:table-cell table:style-name="ce17"/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8" table:style-name="ce18">
            <text:p>8</text:p>
          </table:table-cell>
          <table:table-cell office:value-type="float" office:value="1" table:style-name="ce27">
            <text:p>1</text:p>
          </table:table-cell>
          <table:table-cell table:number-columns-repeated="3" table:style-name="ce17"/>
          <table:table-cell office:value-type="float" office:value="1" table:style-name="ce18">
            <text:p>1</text:p>
          </table:table-cell>
          <table:table-cell table:number-columns-repeated="16343" table:style-name="ce16"/>
        </table:table-row>
        <table:table-row table:style-name="ro1">
          <table:table-cell office:value-type="string" table:style-name="ce34">
            <text:p>工業工程與管理學系</text:p>
          </table:table-cell>
          <table:table-cell table:style-name="ce29"/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4" table:style-name="ce26">
            <text:p>4</text:p>
          </table:table-cell>
          <table:table-cell table:number-columns-repeated="3" table:style-name="ce2"/>
          <table:table-cell office:value-type="float" office:value="4" table:style-name="ce21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3" table:style-name="ce2"/>
          <table:table-cell office:value-type="float" office:value="4" table:style-name="ce3">
            <text:p>4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科技管理研究所</text:p>
          </table:table-cell>
          <table:table-cell table:style-name="ce29"/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3">
            <text:p>7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1" table:style-name="ce26">
            <text:p>1</text:p>
          </table:table-cell>
          <table:table-cell table:number-columns-repeated="3" table:style-name="ce2"/>
          <table:table-cell office:value-type="float" office:value="1" table:style-name="ce21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style-name="ce26"/>
          <table:table-cell table:number-columns-repeated="3" table:style-name="ce2"/>
          <table:table-cell table:style-name="ce21"/>
          <table:table-cell office:value-type="float" office:value="3" table:style-name="ce29">
            <text:p>3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"/>
          <table:table-cell office:value-type="float" office:value="1" table:style-name="ce3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34">
            <text:p>高階主管管理碩士學程</text:p>
          </table:table-cell>
          <table:table-cell table:style-name="ce29"/>
          <table:table-cell office:value-type="float" office:value="29" table:style-name="ce2">
            <text:p>29</text:p>
          </table:table-cell>
          <table:table-cell table:number-columns-repeated="2" table:style-name="ce2"/>
          <table:table-cell office:value-type="float" office:value="29" table:style-name="ce3">
            <text:p>29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資訊管理與財務金融學系</text:p>
          </table:table-cell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office:value-type="float" office:value="2" table:style-name="ce26">
            <text:p>2</text:p>
          </table:table-cell>
          <table:table-cell table:number-columns-repeated="3" table:style-name="ce2"/>
          <table:table-cell office:value-type="float" office:value="2" table:style-name="ce21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3" table:style-name="ce2"/>
          <table:table-cell office:value-type="float" office:value="2" table:style-name="ce3">
            <text:p>2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運輸與物流管理學系</text:p>
          </table:table-cell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3">
            <text:p>26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office:value-type="float" office:value="1" table:style-name="ce29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3">
            <text:p>3</text:p>
          </table:table-cell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1">
          <table:table-cell office:value-type="string" table:style-name="ce34">
            <text:p>管理學院企業管理碩士學位學程</text:p>
          </table:table-cell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1">
            <text:p>3</text:p>
          </table:table-cell>
          <table:table-cell table:style-name="ce29"/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3">
            <text:p>5</text:p>
          </table:table-cell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21"/>
          <table:table-cell table:style-name="ce29"/>
          <table:table-cell table:number-columns-repeated="3" table:style-name="ce2"/>
          <table:table-cell table:style-name="ce3"/>
          <table:table-cell table:style-name="ce26"/>
          <table:table-cell table:number-columns-repeated="3" table:style-name="ce2"/>
          <table:table-cell table:style-name="ce3"/>
          <table:table-cell table:number-columns-repeated="16343"/>
        </table:table-row>
        <table:table-row table:style-name="ro2">
          <table:table-cell office:value-type="string" table:style-name="ce37">
            <text:p>管理學院碩士在職專班</text:p>
          </table:table-cell>
          <table:table-cell table:style-name="ce30"/>
          <table:table-cell office:value-type="float" office:value="2" table:style-name="ce31">
            <text:p>2</text:p>
          </table:table-cell>
          <table:table-cell table:number-columns-repeated="2" table:style-name="ce31"/>
          <table:table-cell office:value-type="float" office:value="2" table:style-name="ce32">
            <text:p>2</text:p>
          </table:table-cell>
          <table:table-cell table:style-name="ce28"/>
          <table:table-cell table:number-columns-repeated="3" table:style-name="ce6"/>
          <table:table-cell table:style-name="ce23"/>
          <table:table-cell table:style-name="ce30"/>
          <table:table-cell table:number-columns-repeated="3" table:style-name="ce31"/>
          <table:table-cell table:style-name="ce32"/>
          <table:table-cell table:style-name="ce28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float" office:value="4" table:style-name="ce23">
            <text:p>4</text:p>
          </table:table-cell>
          <table:table-cell table:style-name="ce30"/>
          <table:table-cell office:value-type="float" office:value="4" table:style-name="ce31">
            <text:p>4</text:p>
          </table:table-cell>
          <table:table-cell table:number-columns-repeated="2" table:style-name="ce31"/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6"/>
          <table:table-cell table:style-name="ce23"/>
          <table:table-cell table:style-name="ce30"/>
          <table:table-cell table:number-columns-repeated="3" table:style-name="ce31"/>
          <table:table-cell table:style-name="ce32"/>
          <table:table-cell table:style-name="ce28"/>
          <table:table-cell table:number-columns-repeated="3" table:style-name="ce6"/>
          <table:table-cell table:style-name="ce7"/>
          <table:table-cell table:number-columns-repeated="16343"/>
        </table:table-row>
        <table:table-row table:style-name="ro2">
          <table:table-cell office:value-type="string" table:style-name="ce8">
            <text:p>總計</text:p>
          </table:table-cell>
          <table:table-cell office:value-type="float" office:value="59" table:formula="msoxl:=B60+B49+B44+B37+B35+B32+B24+B20+B15+B6" table:style-name="ce9">
            <text:p>59</text:p>
          </table:table-cell>
          <table:table-cell office:value-type="float" office:value="31" table:formula="msoxl:=C60+C49+C44+C37+C35+C32+C24+C20+C15+C6" table:style-name="ce9">
            <text:p>31</text:p>
          </table:table-cell>
          <table:table-cell office:value-type="float" office:value="139" table:formula="msoxl:=D60+D49+D44+D37+D35+D32+D24+D20+D15+D6" table:style-name="ce9">
            <text:p>139</text:p>
          </table:table-cell>
          <table:table-cell office:value-type="float" office:value="77" table:formula="msoxl:=E60+E49+E44+E37+E35+E32+E24+E20+E15+E6" table:style-name="ce9">
            <text:p>77</text:p>
          </table:table-cell>
          <table:table-cell office:value-type="float" office:value="306" table:formula="msoxl:=F60+F49+F44+F37+F35+F32+F24+F20+F15+F6" table:style-name="ce9">
            <text:p>306</text:p>
          </table:table-cell>
          <table:table-cell office:value-type="float" office:value="0" table:formula="msoxl:=G60+G49+G44+G37+G35+G32+G24+G20+G15+G6" table:style-name="ce9">
            <text:p>0</text:p>
          </table:table-cell>
          <table:table-cell office:value-type="float" office:value="0" table:formula="msoxl:=H60+H49+H44+H37+H35+H32+H24+H20+H15+H6" table:style-name="ce9">
            <text:p>0</text:p>
          </table:table-cell>
          <table:table-cell office:value-type="float" office:value="18" table:formula="msoxl:=I60+I49+I44+I37+I35+I32+I24+I20+I15+I6" table:style-name="ce9">
            <text:p>18</text:p>
          </table:table-cell>
          <table:table-cell office:value-type="float" office:value="0" table:formula="msoxl:=J60+J49+J44+J37+J35+J32+J24+J20+J15+J6" table:style-name="ce9">
            <text:p>0</text:p>
          </table:table-cell>
          <table:table-cell office:value-type="float" office:value="18" table:formula="msoxl:=K60+K49+K44+K37+K35+K32+K24+K20+K15+K6" table:style-name="ce9">
            <text:p>18</text:p>
          </table:table-cell>
          <table:table-cell office:value-type="float" office:value="30" table:formula="msoxl:=L60+L49+L44+L37+L35+L32+L24+L20+L15+L6" table:style-name="ce9">
            <text:p>30</text:p>
          </table:table-cell>
          <table:table-cell office:value-type="float" office:value="0" table:formula="msoxl:=M60+M49+M44+M37+M35+M32+M24+M20+M15+M6" table:style-name="ce9">
            <text:p>0</text:p>
          </table:table-cell>
          <table:table-cell office:value-type="float" office:value="31" table:formula="msoxl:=N60+N49+N44+N37+N35+N32+N24+N20+N15+N6" table:style-name="ce9">
            <text:p>31</text:p>
          </table:table-cell>
          <table:table-cell office:value-type="float" office:value="18" table:formula="msoxl:=O60+O49+O44+O37+O35+O32+O24+O20+O15+O6" table:style-name="ce9">
            <text:p>18</text:p>
          </table:table-cell>
          <table:table-cell office:value-type="float" office:value="79" table:formula="msoxl:=P60+P49+P44+P37+P35+P32+P24+P20+P15+P6" table:style-name="ce9">
            <text:p>79</text:p>
          </table:table-cell>
          <table:table-cell office:value-type="float" office:value="171" table:formula="msoxl:=Q60+Q49+Q44+Q37+Q35+Q32+Q24+Q20+Q15+Q6" table:style-name="ce9">
            <text:p>171</text:p>
          </table:table-cell>
          <table:table-cell office:value-type="float" office:value="5" table:formula="msoxl:=R60+R49+R44+R37+R35+R32+R24+R20+R15+R6" table:style-name="ce9">
            <text:p>5</text:p>
          </table:table-cell>
          <table:table-cell office:value-type="float" office:value="97" table:formula="msoxl:=S60+S49+S44+S37+S35+S32+S24+S20+S15+S6" table:style-name="ce9">
            <text:p>97</text:p>
          </table:table-cell>
          <table:table-cell office:value-type="float" office:value="2" table:formula="msoxl:=T60+T49+T44+T37+T35+T32+T24+T20+T15+T6" table:style-name="ce9">
            <text:p>2</text:p>
          </table:table-cell>
          <table:table-cell office:value-type="float" office:value="275" table:formula="msoxl:=U60+U49+U44+U37+U35+U32+U24+U20+U15+U6" table:style-name="ce9">
            <text:p>275</text:p>
          </table:table-cell>
          <table:table-cell office:value-type="float" office:value="195" table:formula="msoxl:=V60+V49+V44+V37+V35+V32+V24+V20+V15+V6" table:style-name="ce9">
            <text:p>195</text:p>
          </table:table-cell>
          <table:table-cell office:value-type="float" office:value="7" table:formula="msoxl:=W60+W49+W44+W37+W35+W32+W24+W20+W15+W6" table:style-name="ce9">
            <text:p>7</text:p>
          </table:table-cell>
          <table:table-cell office:value-type="float" office:value="142" table:formula="msoxl:=X60+X49+X44+X37+X35+X32+X24+X20+X15+X6" table:style-name="ce9">
            <text:p>142</text:p>
          </table:table-cell>
          <table:table-cell office:value-type="float" office:value="2" table:formula="msoxl:=Y60+Y49+Y44+Y37+Y35+Y32+Y24+Y20+Y15+Y6" table:style-name="ce9">
            <text:p>2</text:p>
          </table:table-cell>
          <table:table-cell office:value-type="float" office:value="346" table:formula="msoxl:=Z60+Z49+Z44+Z37+Z35+Z32+Z24+Z20+Z15+Z6" table:style-name="ce9">
            <text:p>346</text:p>
          </table:table-cell>
          <table:table-cell office:value-type="float" office:value="24" table:formula="msoxl:=AA60+AA49+AA44+AA37+AA35+AA32+AA24+AA20+AA15+AA6" table:style-name="ce9">
            <text:p>24</text:p>
          </table:table-cell>
          <table:table-cell office:value-type="float" office:value="12" table:formula="msoxl:=AB60+AB49+AB44+AB37+AB35+AB32+AB24+AB20+AB15+AB6" table:style-name="ce9">
            <text:p>12</text:p>
          </table:table-cell>
          <table:table-cell office:value-type="float" office:value="32" table:formula="msoxl:=AC60+AC49+AC44+AC37+AC35+AC32+AC24+AC20+AC15+AC6" table:style-name="ce9">
            <text:p>32</text:p>
          </table:table-cell>
          <table:table-cell office:value-type="float" office:value="0" table:formula="msoxl:=AD60+AD49+AD44+AD37+AD35+AD32+AD24+AD20+AD15+AD6" table:style-name="ce9">
            <text:p>0</text:p>
          </table:table-cell>
          <table:table-cell office:value-type="float" office:value="68" table:formula="msoxl:=AE60+AE49+AE44+AE37+AE35+AE32+AE24+AE20+AE15+AE6" table:style-name="ce9">
            <text:p>68</text:p>
          </table:table-cell>
          <table:table-cell office:value-type="float" office:value="9" table:formula="msoxl:=AF60+AF49+AF44+AF37+AF35+AF32+AF24+AF20+AF15+AF6" table:style-name="ce9">
            <text:p>9</text:p>
          </table:table-cell>
          <table:table-cell office:value-type="float" office:value="0" table:formula="msoxl:=AG60+AG49+AG44+AG37+AG35+AG32+AG24+AG20+AG15+AG6" table:style-name="ce9">
            <text:p>0</text:p>
          </table:table-cell>
          <table:table-cell office:value-type="float" office:value="8" table:formula="msoxl:=AH60+AH49+AH44+AH37+AH35+AH32+AH24+AH20+AH15+AH6" table:style-name="ce9">
            <text:p>8</text:p>
          </table:table-cell>
          <table:table-cell office:value-type="float" office:value="0" table:formula="msoxl:=AI60+AI49+AI44+AI37+AI35+AI32+AI24+AI20+AI15+AI6" table:style-name="ce9">
            <text:p>0</text:p>
          </table:table-cell>
          <table:table-cell office:value-type="float" office:value="17" table:formula="msoxl:=AJ60+AJ49+AJ44+AJ37+AJ35+AJ32+AJ24+AJ20+AJ15+AJ6" table:style-name="ce9">
            <text:p>17</text:p>
          </table:table-cell>
          <table:table-cell office:value-type="float" office:value="139" table:formula="msoxl:=AK60+AK49+AK44+AK37+AK35+AK32+AK24+AK20+AK15+AK6" table:style-name="ce9">
            <text:p>139</text:p>
          </table:table-cell>
          <table:table-cell office:value-type="float" office:value="0" table:formula="msoxl:=AL60+AL49+AL44+AL37+AL35+AL32+AL24+AL20+AL15+AL6" table:style-name="ce9">
            <text:p>0</text:p>
          </table:table-cell>
          <table:table-cell office:value-type="float" office:value="38" table:formula="msoxl:=AM60+AM49+AM44+AM37+AM35+AM32+AM24+AM20+AM15+AM6" table:style-name="ce9">
            <text:p>38</text:p>
          </table:table-cell>
          <table:table-cell office:value-type="float" office:value="0" table:formula="msoxl:=AN60+AN49+AN44+AN37+AN35+AN32+AN24+AN20+AN15+AN6" table:style-name="ce9">
            <text:p>0</text:p>
          </table:table-cell>
          <table:table-cell office:value-type="float" office:value="177" table:formula="msoxl:=AO60+AO49+AO44+AO37+AO35+AO32+AO24+AO20+AO15+AO6" table:style-name="ce9">
            <text:p>177</text:p>
          </table:table-cell>
          <table:table-cell table:number-columns-repeated="16343"/>
        </table:table-row>
        <table:table-row table:style-name="ro1">
          <table:table-cell office:value-type="string" table:style-name="ce38">
            <text:p>103學年度</text:p>
          </table:table-cell>
          <table:table-cell office:value-type="float" office:value="22" table:style-name="ce13">
            <text:p>22</text:p>
          </table:table-cell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float" office:value="12" table:style-name="ce13">
            <text:p>12</text:p>
          </table:table-cell>
          <table:table-cell office:value-type="float" office:value="75" table:style-name="ce13">
            <text:p>75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12" table:style-name="ce13">
            <text:p>12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28" table:style-name="ce13">
            <text:p>28</text:p>
          </table:table-cell>
          <table:table-cell office:value-type="float" office:value="1" table:style-name="ce13">
            <text:p>1</text:p>
          </table:table-cell>
          <table:table-cell office:value-type="float" office:value="29" table:style-name="ce13">
            <text:p>29</text:p>
          </table:table-cell>
          <table:table-cell office:value-type="float" office:value="2" table:style-name="ce13">
            <text:p>2</text:p>
          </table:table-cell>
          <table:table-cell office:value-type="float" office:value="60" table:style-name="ce13">
            <text:p>60</text:p>
          </table:table-cell>
          <table:table-cell office:value-type="float" office:value="28" table:style-name="ce13">
            <text:p>28</text:p>
          </table:table-cell>
          <table:table-cell office:value-type="float" office:value="1" table:style-name="ce13">
            <text:p>1</text:p>
          </table:table-cell>
          <table:table-cell office:value-type="float" office:value="29" table:style-name="ce13">
            <text:p>29</text:p>
          </table:table-cell>
          <table:table-cell office:value-type="float" office:value="2" table:style-name="ce13">
            <text:p>2</text:p>
          </table:table-cell>
          <table:table-cell office:value-type="float" office:value="60" table:style-name="ce13">
            <text:p>60</text:p>
          </table:table-cell>
          <table:table-cell office:value-type="float" office:value="9" table:style-name="ce13">
            <text:p>9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3">
            <text:p>18</text:p>
          </table:table-cell>
          <table:table-cell office:value-type="float" office:value="11" table:style-name="ce13">
            <text:p>11</text:p>
          </table:table-cell>
          <table:table-cell table:style-name="ce1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15" table:style-name="ce13">
            <text:p>15</text:p>
          </table:table-cell>
          <table:table-cell office:value-type="float" office:value="24" table:style-name="ce13">
            <text:p>24</text:p>
          </table:table-cell>
          <table:table-cell office:value-type="float" office:value="1" table:style-name="ce13">
            <text:p>1</text:p>
          </table:table-cell>
          <table:table-cell office:value-type="float" office:value="23" table:style-name="ce13">
            <text:p>23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16343"/>
        </table:table-row>
        <table:table-row table:number-rows-repeated="1048507" table:style-name="ro1">
          <table:table-cell table:number-columns-repeated="16384"/>
        </table:table-row>
      </table:table>
      <table:table table:name="工作表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34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22T08:31:11Z</meta:creation-date>
    <dc:date>2017-12-15T06:20:02Z</dc:date>
    <meta:print-date>2017-12-15T06:19:36Z</meta:print-date>
  </office:meta>
</office:document-meta>
</file>